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69b" officeooo:paragraph-rsid="0010469b"/>
    </style:style>
    <style:style style:name="P2" style:family="paragraph" style:parent-style-name="Standard">
      <style:text-properties officeooo:rsid="0010469b" officeooo:paragraph-rsid="0011cee8"/>
    </style:style>
    <style:style style:name="P3" style:family="paragraph" style:parent-style-name="Standard">
      <style:text-properties officeooo:rsid="00141a5e" officeooo:paragraph-rsid="00141a5e"/>
    </style:style>
    <style:style style:name="P4" style:family="paragraph" style:parent-style-name="Standard">
      <style:text-properties officeooo:rsid="00141a5e" officeooo:paragraph-rsid="00440c30"/>
    </style:style>
    <style:style style:name="P5" style:family="paragraph" style:parent-style-name="Standard">
      <style:text-properties officeooo:rsid="00143be8" officeooo:paragraph-rsid="00143be8"/>
    </style:style>
    <style:style style:name="P6" style:family="paragraph" style:parent-style-name="Standard">
      <style:text-properties officeooo:rsid="0014a02a" officeooo:paragraph-rsid="0014a02a"/>
    </style:style>
    <style:style style:name="P7" style:family="paragraph" style:parent-style-name="Standard">
      <style:text-properties officeooo:rsid="001686ad" officeooo:paragraph-rsid="001686ad"/>
    </style:style>
    <style:style style:name="P8" style:family="paragraph" style:parent-style-name="Standard">
      <style:text-properties officeooo:rsid="001acd57" officeooo:paragraph-rsid="001acd57"/>
    </style:style>
    <style:style style:name="P9" style:family="paragraph" style:parent-style-name="Standard">
      <style:text-properties officeooo:rsid="001acd57" officeooo:paragraph-rsid="00312dbe"/>
    </style:style>
    <style:style style:name="P10" style:family="paragraph" style:parent-style-name="Standard">
      <style:text-properties officeooo:rsid="0025a330" officeooo:paragraph-rsid="0025a330"/>
    </style:style>
    <style:style style:name="P11" style:family="paragraph" style:parent-style-name="Standard">
      <style:text-properties officeooo:rsid="00276f7e" officeooo:paragraph-rsid="00276f7e"/>
    </style:style>
    <style:style style:name="P12" style:family="paragraph" style:parent-style-name="Standard">
      <style:text-properties officeooo:rsid="00276f7e" officeooo:paragraph-rsid="003d2f4e"/>
    </style:style>
    <style:style style:name="P13" style:family="paragraph" style:parent-style-name="Standard">
      <style:text-properties officeooo:rsid="002e5408" officeooo:paragraph-rsid="002e5408"/>
    </style:style>
    <style:style style:name="P14" style:family="paragraph" style:parent-style-name="Standard">
      <style:text-properties officeooo:rsid="0030367f" officeooo:paragraph-rsid="0030367f"/>
    </style:style>
    <style:style style:name="P15" style:family="paragraph" style:parent-style-name="Standard">
      <style:text-properties officeooo:rsid="00304e05" officeooo:paragraph-rsid="00304e05"/>
    </style:style>
    <style:style style:name="P16" style:family="paragraph" style:parent-style-name="Standard">
      <style:text-properties officeooo:rsid="00306a19" officeooo:paragraph-rsid="00306a19"/>
    </style:style>
    <style:style style:name="P17" style:family="paragraph" style:parent-style-name="Standard">
      <style:text-properties officeooo:rsid="00312dbe" officeooo:paragraph-rsid="00312dbe"/>
    </style:style>
    <style:style style:name="P18" style:family="paragraph" style:parent-style-name="Standard">
      <style:text-properties officeooo:rsid="003215c0" officeooo:paragraph-rsid="003215c0"/>
    </style:style>
    <style:style style:name="P19" style:family="paragraph" style:parent-style-name="Standard">
      <style:text-properties officeooo:rsid="00339c35" officeooo:paragraph-rsid="00339c35"/>
    </style:style>
    <style:style style:name="P20" style:family="paragraph" style:parent-style-name="Standard">
      <style:text-properties officeooo:rsid="001e7637" officeooo:paragraph-rsid="00312dbe"/>
    </style:style>
    <style:style style:name="P21" style:family="paragraph" style:parent-style-name="Standard">
      <style:text-properties officeooo:rsid="004a310a" officeooo:paragraph-rsid="004a310a"/>
    </style:style>
    <style:style style:name="P22" style:family="paragraph" style:parent-style-name="Standard">
      <style:text-properties officeooo:rsid="004be5bc" officeooo:paragraph-rsid="004be5bc"/>
    </style:style>
    <style:style style:name="P23" style:family="paragraph" style:parent-style-name="Standard">
      <style:text-properties officeooo:rsid="004d7418" officeooo:paragraph-rsid="004d7418"/>
    </style:style>
    <style:style style:name="P24" style:family="paragraph" style:parent-style-name="Standard">
      <style:text-properties officeooo:rsid="0050e28a" officeooo:paragraph-rsid="0050e28a"/>
    </style:style>
    <style:style style:name="P25" style:family="paragraph" style:parent-style-name="Standard">
      <style:text-properties officeooo:rsid="00542c23" officeooo:paragraph-rsid="00542c23"/>
    </style:style>
    <style:style style:name="P26" style:family="paragraph" style:parent-style-name="Standard">
      <style:text-properties officeooo:rsid="00558d33" officeooo:paragraph-rsid="00558d33"/>
    </style:style>
    <style:style style:name="P27" style:family="paragraph" style:parent-style-name="Standard">
      <style:text-properties officeooo:rsid="0056a689" officeooo:paragraph-rsid="0056a689"/>
    </style:style>
    <style:style style:name="P28" style:family="paragraph" style:parent-style-name="Standard">
      <style:text-properties officeooo:rsid="0057080a" officeooo:paragraph-rsid="0057080a"/>
    </style:style>
    <style:style style:name="P29" style:family="paragraph" style:parent-style-name="Standard">
      <style:text-properties officeooo:rsid="0058317e" officeooo:paragraph-rsid="0058317e"/>
    </style:style>
    <style:style style:name="P30" style:family="paragraph" style:parent-style-name="Standard">
      <style:text-properties officeooo:rsid="0059e573" officeooo:paragraph-rsid="0059e573"/>
    </style:style>
    <style:style style:name="P31" style:family="paragraph" style:parent-style-name="Standard">
      <style:text-properties officeooo:rsid="005bacd6" officeooo:paragraph-rsid="005bacd6"/>
    </style:style>
    <style:style style:name="P32" style:family="paragraph" style:parent-style-name="Standard">
      <style:text-properties officeooo:rsid="0060ac69" officeooo:paragraph-rsid="0060ac69"/>
    </style:style>
    <style:style style:name="P33" style:family="paragraph" style:parent-style-name="Standard">
      <style:text-properties officeooo:rsid="00615778" officeooo:paragraph-rsid="00615778"/>
    </style:style>
    <style:style style:name="P34" style:family="paragraph" style:parent-style-name="Standard">
      <style:text-properties officeooo:rsid="0063c5af" officeooo:paragraph-rsid="0063c5af"/>
    </style:style>
    <style:style style:name="P35" style:family="paragraph" style:parent-style-name="Standard">
      <style:text-properties officeooo:rsid="00656ec8" officeooo:paragraph-rsid="00656ec8"/>
    </style:style>
    <style:style style:name="P36" style:family="paragraph" style:parent-style-name="Standard">
      <style:text-properties officeooo:rsid="00668836" officeooo:paragraph-rsid="00668836"/>
    </style:style>
    <style:style style:name="P37" style:family="paragraph" style:parent-style-name="Standard">
      <style:text-properties officeooo:rsid="006799b6" officeooo:paragraph-rsid="006799b6"/>
    </style:style>
    <style:style style:name="P38" style:family="paragraph" style:parent-style-name="Standard">
      <style:text-properties officeooo:rsid="00682899" officeooo:paragraph-rsid="00682899"/>
    </style:style>
    <style:style style:name="P39" style:family="paragraph" style:parent-style-name="Standard">
      <style:text-properties officeooo:rsid="006a0115" officeooo:paragraph-rsid="006a0115"/>
    </style:style>
    <style:style style:name="P40" style:family="paragraph" style:parent-style-name="Standard">
      <style:text-properties officeooo:rsid="006b4b05" officeooo:paragraph-rsid="006b4b05"/>
    </style:style>
    <style:style style:name="P41" style:family="paragraph" style:parent-style-name="Standard">
      <style:text-properties officeooo:rsid="007415ea" officeooo:paragraph-rsid="007415ea"/>
    </style:style>
    <style:style style:name="P42" style:family="paragraph" style:parent-style-name="Standard">
      <style:text-properties officeooo:rsid="00753787" officeooo:paragraph-rsid="00753787"/>
    </style:style>
    <style:style style:name="P43" style:family="paragraph" style:parent-style-name="Standard">
      <style:text-properties officeooo:rsid="0076b35d" officeooo:paragraph-rsid="0076b35d"/>
    </style:style>
    <style:style style:name="P44" style:family="paragraph" style:parent-style-name="Standard">
      <style:text-properties officeooo:rsid="007830d8" officeooo:paragraph-rsid="007830d8"/>
    </style:style>
    <style:style style:name="P45" style:family="paragraph" style:parent-style-name="Standard">
      <style:text-properties officeooo:rsid="007a32f3" officeooo:paragraph-rsid="007a32f3"/>
    </style:style>
    <style:style style:name="P46" style:family="paragraph" style:parent-style-name="Standard">
      <style:text-properties officeooo:rsid="003d2f4e" officeooo:paragraph-rsid="003d2f4e"/>
    </style:style>
    <style:style style:name="P47" style:family="paragraph" style:parent-style-name="Standard">
      <style:text-properties officeooo:rsid="007c7ace" officeooo:paragraph-rsid="007c7ace"/>
    </style:style>
    <style:style style:name="P48" style:family="paragraph" style:parent-style-name="Standard">
      <style:text-properties officeooo:rsid="007d5ebc" officeooo:paragraph-rsid="007d5ebc"/>
    </style:style>
    <style:style style:name="P49" style:family="paragraph" style:parent-style-name="Standard">
      <style:text-properties officeooo:rsid="007e5fc5" officeooo:paragraph-rsid="007e5fc5"/>
    </style:style>
    <style:style style:name="P50" style:family="paragraph" style:parent-style-name="Standard">
      <style:text-properties officeooo:rsid="007fa943" officeooo:paragraph-rsid="007fa943"/>
    </style:style>
    <style:style style:name="P51" style:family="paragraph" style:parent-style-name="Standard">
      <style:paragraph-properties fo:break-before="page"/>
      <style:text-properties officeooo:rsid="00339c35" officeooo:paragraph-rsid="00339c35"/>
    </style:style>
    <style:style style:name="P52" style:family="paragraph" style:parent-style-name="Standard">
      <style:paragraph-properties fo:break-before="page"/>
      <style:text-properties officeooo:rsid="0058317e" officeooo:paragraph-rsid="0058317e"/>
    </style:style>
    <style:style style:name="P53" style:family="paragraph" style:parent-style-name="Standard">
      <style:paragraph-properties fo:break-before="page"/>
      <style:text-properties officeooo:rsid="007415ea" officeooo:paragraph-rsid="007415ea"/>
    </style:style>
    <style:style style:name="P54" style:family="paragraph" style:parent-style-name="Standard">
      <style:text-properties officeooo:rsid="007fa943" officeooo:paragraph-rsid="007fa943"/>
    </style:style>
    <style:style style:name="P55" style:family="paragraph" style:parent-style-name="Standard">
      <style:text-properties officeooo:rsid="0080ebd9" officeooo:paragraph-rsid="0080ebd9"/>
    </style:style>
    <style:style style:name="P56" style:family="paragraph" style:parent-style-name="Standard">
      <style:text-properties officeooo:rsid="008263de" officeooo:paragraph-rsid="008263de"/>
    </style:style>
    <style:style style:name="P57" style:family="paragraph" style:parent-style-name="Standard">
      <style:text-properties officeooo:rsid="0083a992" officeooo:paragraph-rsid="0083a992"/>
    </style:style>
    <style:style style:name="P58" style:family="paragraph" style:parent-style-name="Standard">
      <style:text-properties officeooo:rsid="00842921" officeooo:paragraph-rsid="00842921"/>
    </style:style>
    <style:style style:name="P59" style:family="paragraph" style:parent-style-name="Standard">
      <style:text-properties officeooo:rsid="0086f9f3" officeooo:paragraph-rsid="0086f9f3"/>
    </style:style>
    <style:style style:name="T1" style:family="text">
      <style:text-properties officeooo:rsid="00112fdd"/>
    </style:style>
    <style:style style:name="T2" style:family="text">
      <style:text-properties officeooo:rsid="0011cee8"/>
    </style:style>
    <style:style style:name="T3" style:family="text">
      <style:text-properties officeooo:rsid="00141a5e"/>
    </style:style>
    <style:style style:name="T4" style:family="text">
      <style:text-properties officeooo:rsid="00143be8"/>
    </style:style>
    <style:style style:name="T5" style:family="text">
      <style:text-properties officeooo:rsid="00149e5f"/>
    </style:style>
    <style:style style:name="T6" style:family="text">
      <style:text-properties officeooo:rsid="0014a02a"/>
    </style:style>
    <style:style style:name="T7" style:family="text">
      <style:text-properties officeooo:rsid="0016c212"/>
    </style:style>
    <style:style style:name="T8" style:family="text">
      <style:text-properties officeooo:rsid="00189c32"/>
    </style:style>
    <style:style style:name="T9" style:family="text">
      <style:text-properties officeooo:rsid="001b4568"/>
    </style:style>
    <style:style style:name="T10" style:family="text">
      <style:text-properties officeooo:rsid="001bc1cf"/>
    </style:style>
    <style:style style:name="T11" style:family="text">
      <style:text-properties officeooo:rsid="001e7637"/>
    </style:style>
    <style:style style:name="T12" style:family="text">
      <style:text-properties officeooo:rsid="001f885e"/>
    </style:style>
    <style:style style:name="T13" style:family="text">
      <style:text-properties officeooo:rsid="00295d28"/>
    </style:style>
    <style:style style:name="T14" style:family="text">
      <style:text-properties officeooo:rsid="002b3da8"/>
    </style:style>
    <style:style style:name="T15" style:family="text">
      <style:text-properties officeooo:rsid="002c1927"/>
    </style:style>
    <style:style style:name="T16" style:family="text">
      <style:text-properties officeooo:rsid="002e5408"/>
    </style:style>
    <style:style style:name="T17" style:family="text">
      <style:text-properties officeooo:rsid="0032eba9"/>
    </style:style>
    <style:style style:name="T18" style:family="text">
      <style:text-properties officeooo:rsid="003670b4"/>
    </style:style>
    <style:style style:name="T19" style:family="text">
      <style:text-properties officeooo:rsid="003d665f"/>
    </style:style>
    <style:style style:name="T20" style:family="text">
      <style:text-properties officeooo:rsid="0042336e"/>
    </style:style>
    <style:style style:name="T21" style:family="text">
      <style:text-properties officeooo:rsid="00440c30"/>
    </style:style>
    <style:style style:name="T22" style:family="text">
      <style:text-properties officeooo:rsid="00496993"/>
    </style:style>
    <style:style style:name="T23" style:family="text">
      <style:text-properties officeooo:rsid="004a310a"/>
    </style:style>
    <style:style style:name="T24" style:family="text">
      <style:text-properties officeooo:rsid="004f5c0b"/>
    </style:style>
    <style:style style:name="T25" style:family="text">
      <style:text-properties officeooo:rsid="0050e28a"/>
    </style:style>
    <style:style style:name="T26" style:family="text">
      <style:text-properties officeooo:rsid="005269b1"/>
    </style:style>
    <style:style style:name="T27" style:family="text">
      <style:text-properties officeooo:rsid="0054c1f3"/>
    </style:style>
    <style:style style:name="T28" style:family="text">
      <style:text-properties officeooo:rsid="005d206b"/>
    </style:style>
    <style:style style:name="T29" style:family="text">
      <style:text-properties officeooo:rsid="006014e0"/>
    </style:style>
    <style:style style:name="T30" style:family="text">
      <style:text-properties officeooo:rsid="0060f6b8"/>
    </style:style>
    <style:style style:name="T31" style:family="text">
      <style:text-properties officeooo:rsid="00615778"/>
    </style:style>
    <style:style style:name="T32" style:family="text">
      <style:text-properties officeooo:rsid="0062817c"/>
    </style:style>
    <style:style style:name="T33" style:family="text">
      <style:text-properties officeooo:rsid="00643c28"/>
    </style:style>
    <style:style style:name="T34" style:family="text">
      <style:text-properties officeooo:rsid="00668836"/>
    </style:style>
    <style:style style:name="T35" style:family="text">
      <style:text-properties officeooo:rsid="006701eb"/>
    </style:style>
    <style:style style:name="T36" style:family="text">
      <style:text-properties officeooo:rsid="006b4b05"/>
    </style:style>
    <style:style style:name="T37" style:family="text">
      <style:text-properties officeooo:rsid="006c7d0c"/>
    </style:style>
    <style:style style:name="T38" style:family="text">
      <style:text-properties officeooo:rsid="00701626"/>
    </style:style>
    <style:style style:name="T39" style:family="text">
      <style:text-properties officeooo:rsid="0071c0a0"/>
    </style:style>
    <style:style style:name="T40" style:family="text">
      <style:text-properties officeooo:rsid="007415ea"/>
    </style:style>
    <style:style style:name="T41" style:family="text">
      <style:text-properties officeooo:rsid="00753787"/>
    </style:style>
    <style:style style:name="T42" style:family="text">
      <style:text-properties officeooo:rsid="0076b35d"/>
    </style:style>
    <style:style style:name="T43" style:family="text">
      <style:text-properties officeooo:rsid="00788420"/>
    </style:style>
    <style:style style:name="T44" style:family="text">
      <style:text-properties officeooo:rsid="0079f510"/>
    </style:style>
    <style:style style:name="T45" style:family="text">
      <style:text-properties officeooo:rsid="007e5fc5"/>
    </style:style>
    <style:style style:name="T46" style:family="text">
      <style:text-properties officeooo:rsid="007ffb4f"/>
    </style:style>
    <style:style style:name="T47" style:family="text">
      <style:text-properties officeooo:rsid="008263de"/>
    </style:style>
    <style:style style:name="T48" style:family="text">
      <style:text-properties officeooo:rsid="00854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ID:</text:p>
      <text:p text:style-name="P15">Az alkalmazás egyedi azonosítója, ami kompatibilitás ellenőrzésre szolgál.</text:p>
      <text:p text:style-name="P15">Egyelőre csak verziószámot tartalmaz, de bele kerülhet más is a jövőben.</text:p>
      <text:p text:style-name="P15"/>
      <text:p text:style-name="P5">Peer ID:</text:p>
      <text:p text:style-name="P5">Egy egyedi azonosító, ami az app első indulásakor generálódik és mindaddig konstans, míg az alkalmazás adatai le nem törlődnek a háttértárról. Ez szolgál a peer (<text:span text:style-name="T12">app</text:span>) azonosítására.</text:p>
      <text:p text:style-name="P5"/>
      <text:p text:style-name="P5">Nick név:</text:p>
      <text:p text:style-name="P5">A felhasználó definiálhat egy nick nevet is, ami a UI-on jelenik meg a peer ID helyett.</text:p>
      <text:p text:style-name="P5">A nick név <text:span text:style-name="T16">egy nem megbízható azonosító</text:span>. Bárki bármilyen nick nevet beállíthat, akár duplázódás is <text:span text:style-name="T5">előfordulhat a hálózaton. Egyetlen megszorítás, hogy nem lehet üres.</text:span></text:p>
      <text:p text:style-name="P14">A nick név használható peer id-k (alkalmazások) összekötésére, <text:span text:style-name="T18">ezért a nick neveket szinkronban kell tartani az alkalmazások között (a kapcsolat kiépüléskor dátum alapján, valamint az online peerek között azonnali közléssel)</text:span></text:p>
      <text:p text:style-name="P3"/>
      <text:p text:style-name="P6">Bemutatkozás:</text:p>
      <text:p text:style-name="P6">A bemutatkozás tartalmazza a peer ID-t, a nick nevet, <text:span text:style-name="T19">a nick név beállítás dátumát</text:span>, valamint egyéb extra paramétereket, mint pl. milyen hangkódolásra képes a peer <text:span text:style-name="T8">(amit azért jó előre tudni, mert így tiltható a beszélgetésindítás abban az esetben, ha a peer nem képes értelmezni egyik kódolást sem)</text:span></text:p>
      <text:p text:style-name="P3"/>
      <text:p text:style-name="P7"><text:span text:style-name="T7">Fiók</text:span>:</text:p>
      <text:p text:style-name="P7">A felhasználók több helyen is használhatják az alkalmazást akár egyazon időben is. <text:span text:style-name="T7">Minden felhasználóhoz tartozik egy fiók, amiben a hozzá tartozó peer ID-k vannak.</text:span></text:p>
      <text:p text:style-name="P8">(Leképezés: Kollekció&lt;Fiók&gt; → Fiók attribútumok: Kollekció&lt;PeerID&gt;, nick név, <text:span text:style-name="T10">fiók név.</text:span></text:p>
      <text:p text:style-name="P9">Egy peer ID egyszerre csak egy fiókban lehet. <text:span text:style-name="T11">A fiókok neve egyedi.</text:span></text:p>
      <text:p text:style-name="P20">A saját app fiókja a kollekción kívül van tárolva, a fiók neve üres.)</text:p>
      <text:p text:style-name="P8">Alapértelmezetten minden új peer ID-hoz új fiók jön létre, <text:span text:style-name="T9">amit konzisztencia vizsgálat követ.</text:span></text:p>
      <text:p text:style-name="P8"/>
      <text:p text:style-name="P10">Fiók megnevezése:</text:p>
      <text:p text:style-name="P10">- Alapértelmezetten az új fiók neve a nick névvel azonos. Amennyiben már van ilyen fiók név, akkor a végén sorszám (kettőtől felfelé) szóközzel elválasztva, zárójelek között. <text:span text:style-name="T13">pl. Valaki (2)</text:span></text:p>
      <text:p text:style-name="P12">- A felhasználó bármikor módosíthatja a fiókok neveit.</text:p>
      <text:p text:style-name="P46">- Amikor a felhasználó módosítja a nick nevet, ha a fiók neve nem lett megváltóztatva (tehát generált érték), a fiók neve újra generálódik az előbb írt szabály alapján. </text:p>
      <text:p text:style-name="P11"/>
      <text:p text:style-name="P10">Fiók konzisztencia vizsgálat:</text:p>
      <text:p text:style-name="P10">- <text:span text:style-name="T14">Ha a nick név megegyezik a saját nick névvel, a felhasználó eldöntheti, hogy övé-e a másik app. Ha igennel válaszol, a háttérben peer szinkronizálási kérés indul el és a két peer szinkronizál egymással, amint lehetőség van rá, de addig is folytatódik a konzisztencia vizsgálat.</text:span></text:p>
      <text:p text:style-name="P8">- Nick név ütközés (duplázódás) esetén az app felkínálja a lehetőséget a peer ID <text:span text:style-name="T9">régebbi</text:span> fiókba <text:span text:style-name="T9">való </text:span>áthelyezésére <text:span text:style-name="T15">(több potenciális fiók esetén fiók választó jön fel)</text:span>.</text:p>
      <text:p text:style-name="P8"/>
      <text:p text:style-name="P18">Peer ID áthelyezése másik fiókba <text:span text:style-name="T38">(visszavonható művelet)</text:span>:</text:p>
      <text:p text:style-name="P18">Az áthelyezés csak azonos nick nevű fiókok között történhet meg.</text:p>
      <text:p text:style-name="P18">Az áthelyezés során az peer ID átkerül egyik fiókból a másikba, és a peer ID nélküli fiók törlődik.</text:p>
      <text:p text:style-name="P8"/>
      <text:p text:style-name="P13">Peer szinkronizálás <text:span text:style-name="T38">(visszavonhatatlan művelet)</text:span>:</text:p>
      <text:p text:style-name="P16">A szinkronizálást az egyik peer kezdeményezi. Ekkor a másik oldalt a felhasználótól engedélyt kér az app a szinkronizáláshoz, mivel a folyamat során minden adat átkerül a másik app-ba.</text:p>
      <text:p text:style-name="P17">A szinkronizálás a fiókok szinkronizálásával indul: <text:span text:style-name="T17">m</text:span>indkét peer <text:span text:style-name="T17">áthelyezi a másik app peer ID-ját a saját fiókjába a fentebb írtak szerint.</text:span></text:p>
      <text:p text:style-name="P19">Ez után mindketten átküldik egymásnak a<text:span text:style-name="T21">z ismert fiókokat</text:span> <text:span text:style-name="T21">és a </text:span>chat üzeneteket.</text:p>
      <text:p text:style-name="P51"/>
      <text:p text:style-name="P8"/>
      <text:p text:style-name="P7">Chat üzenet <text:span text:style-name="T40">(egyelőre nem lesz implementálva)</text:span>:</text:p>
      <text:p text:style-name="P7">A felhasználók üzenhetnek egymásnak. Lokálisan tárolják az elküldött üzeneteket a <text:span text:style-name="T20">'</text:span>peer ID<text:span text:style-name="T20">'</text:span> és <text:span text:style-name="T20">'</text:span>az érkezés dátuma UTC-ben<text:span text:style-name="T20">'</text:span> kulcspárt használva. <text:span text:style-name="T42">Ha üres a peer ID, akkor ez egy group chat üzenet.</text:span></text:p>
      <text:p text:style-name="P3"/>
      <text:p text:style-name="P6">A bemutatkozás létrehozása:</text:p>
      <text:p text:style-name="P6">- akkor történ<text:span text:style-name="T21">ik</text:span> meg, ha minden adat ismert (be van állítva a nick név és van érvényes hangkódolás)</text:p>
      <text:p text:style-name="P4">- <text:span text:style-name="T21">Ebben történik az egyedi azonosító gyártása az üzenetcsatornához, ami egyben a peer ID is. Ez az ID a továbbiakban változatlan, kizárólag az app (adatainak) törlése után változik meg.</text:span></text:p>
      <text:p text:style-name="P3"/>
      <text:p text:style-name="P3">A hálózat felépítése:</text:p>
      <text:p text:style-name="P4">- az app indulásakor történik, <text:span text:style-name="T4">h</text:span>a <text:span text:style-name="T21">a bemutatkozás létezik,</text:span></text:p>
      <text:p text:style-name="P4">egyébként a beállítások megadása <text:span text:style-name="T21">(a bemutatkozás létrejötte) </text:span>után</text:p>
      <text:p text:style-name="P3">- <text:span text:style-name="T21">Első lépésben létrejön az üzenetcsatorna a peer ID-t használva címnek.</text:span></text:p>
      <text:p text:style-name="P3">- <text:span text:style-name="T6">Az üzenet csatorna létrejötte után új szálban megkezdődik a csatorna hirdetése a peer-ek felé.</text:span></text:p>
      <text:p text:style-name="P3">- <text:span text:style-name="T6">Ez után új szálban egyszer lefut a hirdetett peer-ek megtalálása és a megtaláltakkal való kapcsolat kialakítása.</text:span></text:p>
      <text:p text:style-name="P1"/>
      <text:p text:style-name="P1"><text:span text:style-name="T4">Üzenetcsatorna - h</text:span>irdetett, kitüntetett TCP szerver socket - <text:span text:style-name="T22">kommunikáció</text:span>:</text:p>
      <text:p text:style-name="P1">- a p2p hálózat <text:span text:style-name="T3">felépítésekor</text:span> jön létre és a háttérben minden bejövő klienst külön szálon kezel</text:p>
      <text:p text:style-name="P2">- <text:span text:style-name="T2">az első sorban egy fix AppID van (kompatibilitás ellenőrzésre), ezt követi egy üres sor, majd az üzenetek</text:span></text:p>
      <text:p text:style-name="P1">- <text:span text:style-name="T2">az üzenet három részből áll: az első sorban van az üzenet típusa (osztály neve), a következő sor(ok)ban az objektum JSON formátumra konvertálva, és végül egy üres sor zárja az üzenetet</text:span></text:p>
      <text:p text:style-name="P1">- <text:span text:style-name="T1">az első üzenet a kliens felől a bemutatkozás (ami alapján létrehozható a fiók)</text:span></text:p>
      <text:p text:style-name="P1">- <text:span text:style-name="T23">a bemutatkozást bármilyen üzenet követheti, de a legtöbb esetben kapcsolódás kérési üzenet jön</text:span></text:p>
      <text:p text:style-name="P1"/>
      <text:p text:style-name="P21">Kapcsolódás/lekapcsolódás kér<text:span text:style-name="T25">ő/jelző</text:span> üzenet:</text:p>
      <text:p text:style-name="P21">Minden peer alapértelmezésként kizárólag a kommunikációs csatornát építi ki, tehát hang/kamerakép/fáj streamelésre nem épít ki előre csatornát.</text:p>
      <text:p text:style-name="P22">Ha az egyik peer a másik peer szolgáltatását igénybe akarja venni, kapcsolódási kérést kell neki küldeni. A szolgáltatás lehet hang, fájl illetve mozgókép közvetítés.</text:p>
      <text:p text:style-name="P23">Miután nincs igény a szolgáltatásra, a peer lekapcsolódási üzenettel jelzi. Így 0 ügyfél esetén a kommunikációs csatorna felszabadítható. <text:span text:style-name="T24">(Véges időn belül véget érő szolgáltatás esetén nincs szükség lekapcsolódási kérésre a folyamat végén. Tipikusan a fájlküldés befejeződése ilyen.)</text:span></text:p>
      <text:p text:style-name="P24">Ha a peer úgy dönt, befejezi a szolgáltatás nyújtást, lekapcsolódás jelző üzenetet küld az azt igénybe vevő peernek <text:span text:style-name="T26">és az üzenet kiküldése után befejezi a szolgáltatásnyújtást.</text:span></text:p>
      <text:p text:style-name="P25">(Tehát lehetőség van mindkét oldalról megszakítani a fájlküldést/fogadást <text:span text:style-name="T27">és el lehet különíteni a szándékot a hálózati hibától.</text:span>)</text:p>
      <text:p text:style-name="P26">A kérés és a jelzés között annyi az eltérés, hogy a jelzésre nem küld a másik peer választ, mert nincs értelme, viszont a kérésre érkezik nyugta, amiben benne van a szolgáltatás címe.</text:p>
      <text:p text:style-name="P26"/>
      <text:p text:style-name="P27">Hangtovábbítás:</text:p>
      <text:p text:style-name="P27">A hang továbbítása UDP multicastolással történik.</text:p>
      <text:p text:style-name="P27"/>
      <text:p text:style-name="P27">Hangerő:</text:p>
      <text:p text:style-name="P28">Az appnak van egy master hangereje, amit külön lehet állítani a mikrofonhoz és hangszóróhoz.</text:p>
      <text:p text:style-name="P28">Ezen kívül fiókonként is állítható mindkét hangerő.</text:p>
      <text:p text:style-name="P28">Tehát fiókonként külön kell értelmezni a hangerő fogalmát és a master hangerőt százalékos formában súlyként használni.</text:p>
      <text:p text:style-name="P52">Fájlküldés:</text:p>
      <text:p text:style-name="P29">Minden fájl külön csatornán továbbítódik a peerek között, így egy időben több fájlt is lehet küldeni/fogadni és bármelyik tetszőlegesen megszakítható.</text:p>
      <text:p text:style-name="P29"/>
      <text:p text:style-name="P30">Kamerakép streamelés:</text:p>
      <text:p text:style-name="P30">Legegyszerűbben MJPEG formátumot használva lehet megoldani, akár UDP multicast alapú is lehet.</text:p>
      <text:p text:style-name="P30"/>
      <text:p text:style-name="P30">UDP multicast probléma:</text:p>
      <text:p text:style-name="P31">Multicastolás esetén bárki kapcsolódhat a szolgáltatáshoz (amennyiben tudja a címet), nem lehet kizárni tetszőlegesen peer-t. Ezért „támadható”, <text:span text:style-name="T29">lehallgatható</text:span> az app, ez van. <text:span text:style-name="T28">Viszont mivel minden kapcsolódás és lekapcsolódás alapon működik, a tisztességes alkalmazások bezárják mondjuk a hangfogadást, ha arra kéri a peer őket (a felhasználó lenémította a mikrofont egyvalaki irányába)</text:span></text:p>
      <text:p text:style-name="P31"/>
      <text:p text:style-name="P32"><text:span text:style-name="T31">Engedélykérés, b</text:span>eállítások:</text:p>
      <text:p text:style-name="P32">A hangkódolás és nick név beállításán túl beállítható az appban még az is, hogy automatikusan elfogadja-e a hang/<text:span text:style-name="T30">kép </text:span>továbbítási és fájlküldési kéréseket. <text:span text:style-name="T30">Ebben az esetben nem kér engedélyt az app a felhasználótól. UI szinten az engedélykérés nem felugró dialógussal történik.</text:span></text:p>
      <text:p text:style-name="P33">Fájlfogadási kérés esetén <text:span text:style-name="T44">a</text:span> fájlfogadó listában lehet jóváhagyni a kérést (és megszakítani azt)</text:p>
      <text:p text:style-name="P33">Új peer csatlakozásakor alapértelmezetten mind a kimenő és bejövő hangerő 0-ra van állítva, ami a némításnak felel meg. A hangerő módosításával történik meg az elfogadás. <text:span text:style-name="T32">Ha az automatikus hangtovábbítás engedélyezve van, akkor 0 helyett 100%-ra áll a hangerő.</text:span></text:p>
      <text:p text:style-name="P34">A kamerakép továbbítás elfogadása UI szinten a hanghoz hasonló, annyi különbséggel, hogy csúszka helyett egy benyomható gomb van, ami a beállítástól függően aktív/inaktív új peer kapcsolódásakor. <text:span text:style-name="T33">(Az aktuális engedélyek nincsenek tárolva, mivel nem biztos, hogy a tegnap elfogadott kamerakép továbbítást ma is el akarja fogadni a felhasználó.)</text:span></text:p>
      <text:p text:style-name="P34"/>
      <text:p text:style-name="P35">Android főképernyő – a fióklista:</text:p>
      <text:p text:style-name="P35">Friss induláskor a főképernyőn egy nagy ikon van, ami a beállításokba visz.</text:p>
      <text:p text:style-name="P35">A nick név és hangkódolás (illetve engedélyek) beállítása után ez a menüpont továbbra is elérhető az action baron, <text:span text:style-name="T34">de a nagy ikon helyére a fióklista kerül.</text:span></text:p>
      <text:p text:style-name="P36">A fióklista felett található a „<text:span text:style-name="T36">saját fiók panel”: első sorban a nick név, majd a </text:span>két master hangerő szabályozó és jobb oldalon a némító, ami a hangerőt 0-ra állítja illetve visszafelé ugyan oda, ahol <text:span text:style-name="T35">a</text:span> némítás előtt volt.</text:p>
      <text:p text:style-name="P37">A fióklistában találhatóak meg az ismert fiókok <text:span text:style-name="T36">listája</text:span>, <text:span text:style-name="T36">melyben egy elem így néz ki:</text:span></text:p>
      <text:p text:style-name="P37">Első sorban bal oldalt az online státusz jelző majd a név, jobb oldalt a kamerakép küldés gomb.</text:p>
      <text:p text:style-name="P37">Az első sor alatt a két hangerőszabályzó ugyan úgy, ahogy a master hangerő esetén.</text:p>
      <text:p text:style-name="P37">Az egyik fiókot kiválasztva bejön a chat ablak amennyiben implementálva van, egyébként a fiók detail nézet.</text:p>
      <text:p text:style-name="P37"/>
      <text:p text:style-name="P40">Chat ablak:</text:p>
      <text:p text:style-name="P40">Bárki bárkinek küldhet üzenetet engedély nélkül, még saját magának is. Innen érhető el a fájlküldés opció is, tehát saját alkalmazások között is lehet fájlt küldeni. <text:span text:style-name="T39">A kamerakép is itt látható.</text:span></text:p>
      <text:p text:style-name="P37"/>
      <text:p text:style-name="P37">Fiók detail nézet:</text:p>
      <text:p text:style-name="P38">Tartalmazza a fiókról ismert összes adatot: fióknév, nick név, nick utolsó módosítás dátuma, valamint a peer ID-k.</text:p>
      <text:p text:style-name="P38">Az action bar címsorában van a fióknév, amire klikkelve átnevezhető a fiók.</text:p>
      <text:p text:style-name="P38">A többi adat nem editálható közvetlenül.</text:p>
      <text:p text:style-name="P39"><text:span text:style-name="T37">A következő</text:span> művelet<text:span text:style-name="T37">ek</text:span> végezhető<text:span text:style-name="T37">k</text:span> <text:span text:style-name="T37">el </text:span>a fiókkal, de nem minden esetben:</text:p>
      <text:p text:style-name="P39">- <text:span text:style-name="T36">fájlküldés: ha a chat nincs implementálva, itt érhető el ez a funkció</text:span></text:p>
      <text:p text:style-name="P39">- szinkronizálás: amennyiben a saját fiókját nézi a felhasználó</text:p>
      <text:p text:style-name="P39">- <text:span text:style-name="T37">fiók egyesítés/szétválasztás: amennyiben nem a saját fiókját nézi a felhasználó</text:span></text:p>
      <text:p text:style-name="P53"><text:span text:style-name="T41">Group chat</text:span>:</text:p>
      <text:p text:style-name="P41">A főmenü <text:span text:style-name="T41">egyik </text:span>action bar gom<text:span text:style-name="T41">bjával</text:span> hozható elő.</text:p>
      <text:p text:style-name="P42">Itt a kamerakép helyén egy egyesített kamerakép található, minden résztvevő kameraképével, aki engedélyezte a funkciót a peernek.</text:p>
      <text:p text:style-name="P43">Az ide írt üzeneteknek nincs peer ID-juk, mert mindenkinek elküldésre kerülnek.</text:p>
      <text:p text:style-name="P44">A fájlküldés ugyan ilyen iterációval oldható meg. Ennek eredményeként a fájlküldő listában annyi sor jelenik meg, ahány online peer, <text:span text:style-name="T43">mind külön „élettel”.</text:span></text:p>
      <text:p text:style-name="P44"/>
      <text:p text:style-name="P47">Kapcsolati beállítások:</text:p>
      <text:p text:style-name="P47">Az alkalmazást be lehet állítani úgy is, hogy rendezvous peer-ként működjön (nem elírás).</text:p>
      <text:p text:style-name="P47">Ennek az a feltétele, hogy a számítógép IP címe rendelkezzen legalább egy aktív porttal. Ezt a portot kell megadni a beállításokban, mellette kiválasztva, hogy UDP vagy TCP portról van szó.</text:p>
      <text:p text:style-name="P47">A kapcsolati beállításokban ezen beállítás alatt a következő csoportban több rendezvous peer címe adható meg. Egy listaelem a következőket tartalmazza: IP cím, port és a port típusa</text:p>
      <text:p text:style-name="P47">Ezen megadott adatok a hálózat felépítésekor kerülnek beállításra, így módosításuk után a P2P hálózat újraindul (megszakad a kapcsolat kis időre)</text:p>
      <text:p text:style-name="P49">A listaelemek előtt checkbox segítségével tiltható ezen peer-ek igénybevétele, mivel internetes adatforgalmat generálhat ha WAN IP címet állítanak be.</text:p>
      <text:p text:style-name="P48">Ezzel az „trükkel” az alkalmazás <text:span text:style-name="T45">nem csak LAN-on használható és ingyen lehet kamera alapú group chatet indítani, ami ugyebár a Skype-nál fizetős.</text:span></text:p>
      <text:p text:style-name="P48"/>
      <text:p text:style-name="P48">Frissítés gomb:</text:p>
      <text:p text:style-name="P48">A főképernyőn érhető el. Rábökve lefut az app indulásakor alapban lefutó peer-ek keresése.</text:p>
      <text:p text:style-name="P48">Elhanyagolható funkció, mivel az üzenetcsatornához való kapcsolódástól függ a peer-ek online állapota.</text:p>
      <text:p text:style-name="P48"/>
      <text:p text:style-name="P50">Mikor fut az app a háttérben?</text:p>
      <text:p text:style-name="P50">Amint elindul az app, a főképernyő megjelenése előtt jön létre az app service, ami akkor állítódik le, ha a back gombbal bezárja a felhasználó az alkalmazást. (Ha csak háttérbe teszi, akkor nem áll le a service még akkor sem, ha kilövi a felhasználó az activityt.)</text:p>
      <text:p text:style-name="P50">Ha fájlfogadási kérés jön és a felhasználónak jóvá kell hagyni, vagy új felhasználó kapcsolódott aki nem „hall”, a service notif ikont jelenít meg. (Nem rezeg a telefon, nem ad ki hangot se, mert idegesítő lenne és másokat is zavarna, mivel a mikrofon a rezgést/pittyegést visszacsatolná. <text:span text:style-name="T46">Bőven elég a notif ikon.</text:span>)</text:p>
      <text:p text:style-name="P50"/>
      <text:p text:style-name="P55">SSL:</text:p>
      <text:p text:style-name="P55"><text:span text:style-name="T47">Mivel a</text:span> kommunikációs csatorn<text:span text:style-name="T47">a TCP alapú, SSL rétegbe lehet ágyazni.</text:span></text:p>
      <text:p text:style-name="P56">Ha feltesszük azt, hogy mindegyik peer csak azzal hajlandó kommunikálni, akinek ugyan az a tanúsítvány kiállítója, akkor a tanúsítványok megbízhatóak.</text:p>
      <text:p text:style-name="P56">Ebben az esetben egyértelműen lehet azonosítani a felhasználókat.</text:p>
      <text:p text:style-name="P56">A megoldás hátránya, hogy szükség van egy tanúsítvány kiállítóra, és az alkalmazás hozzáértő beállítására. (Minden felhasználónak kell egy kliens és egy szerver tanúsítvány; ez 5 fájl.) Lényegében az online felhasználónév-jelszó alapú validálást offline módon intézi el ez a módszer.</text:p>
      <text:p text:style-name="P57">Ráadásul ettől még ugyan úgy lehallgatható az UDP alapú multicastolt csatorna, bár ha az DTL<text:span text:style-name="T48">S</text:span> alapú, akkor a datagramok titkosíthatóak. (De akár egykulcsos megoldás is választható a datagramok titkosítására. A kulcsot a kommunikációs csatornán lehetne elkérni.)</text:p>
      <text:p text:style-name="P58">Mindenesetre az a megérzésem, hogy nem érdemes ezzel foglalkozni, annyira eltérő a működése.</text:p>
      <text:p text:style-name="P59">Az implementáció közben azért nem árt úgy tervezni, hogy könnyen beépíthető legyen, ha lehet.</text:p>
      <text:p text:style-name="P58"/>
      <text:p text:style-name="P45">Egyelőre ennyi jutott eszemb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83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04:39.358062722</meta:creation-date>
    <dc:date>2014-10-05T22:52:22.811362099</dc:date>
    <meta:editing-duration>P1DT2H57M57S</meta:editing-duration>
    <meta:editing-cycles>111</meta:editing-cycles>
    <meta:generator>LibreOffice/4.2.6.3$Linux_X86_64 LibreOffice_project/420m0$Build-3</meta:generator>
    <meta:document-statistic meta:table-count="0" meta:image-count="0" meta:object-count="0" meta:page-count="4" meta:paragraph-count="117" meta:word-count="1884" meta:character-count="12752" meta:non-whitespace-character-count="10983"/>
  </office:meta>
</office:document-meta>
</file>